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BB800000BB808DFA8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ize="120pt" fo:font-weight="bold" officeooo:paragraph-rsid="0030803a" style:font-size-asian="120pt" style:font-weight-asian="bold" style:font-size-complex="120pt" style:font-weight-complex="bold"/>
    </style:style>
    <style:style style:name="P3" style:family="paragraph" style:parent-style-name="Standard">
      <style:text-properties fo:font-size="120pt" fo:font-weight="bold" officeooo:paragraph-rsid="0032734f" style:font-size-asian="120pt" style:font-weight-asian="bold" style:font-size-complex="120pt" style:font-weight-complex="bold"/>
    </style:style>
    <style:style style:name="P4" style:family="paragraph" style:parent-style-name="Standard">
      <style:text-properties fo:font-size="110pt" fo:font-weight="bold" style:font-size-asian="110pt" style:font-weight-asian="bold" style:font-size-complex="110pt" style:font-weight-complex="bold"/>
    </style:style>
    <style:style style:name="P5" style:family="paragraph" style:parent-style-name="Standard">
      <style:text-properties officeooo:paragraph-rsid="0032734f"/>
    </style:style>
    <style:style style:name="P6" style:family="paragraph" style:parent-style-name="Standard">
      <style:paragraph-properties fo:text-align="center" style:justify-single-word="false" fo:break-before="page"/>
      <style:text-properties fo:font-size="120pt" fo:font-weight="bold" officeooo:paragraph-rsid="0032734f" style:font-size-asian="120pt" style:font-weight-asian="bold" style:font-size-complex="120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20pt" fo:font-weight="bold" officeooo:paragraph-rsid="0032734f" style:font-size-asian="120pt" style:font-weight-asian="bold" style:font-size-complex="120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font-size="120pt" fo:font-weight="bold" officeooo:rsid="0022e1cb" officeooo:paragraph-rsid="0032734f" style:font-size-asian="120pt" style:font-weight-asian="bold" style:font-size-complex="120pt" style:font-weight-complex="bold"/>
    </style:style>
    <style:style style:name="P9" style:family="paragraph" style:parent-style-name="Standard">
      <style:paragraph-properties fo:break-before="page"/>
      <style:text-properties officeooo:paragraph-rsid="0030803a"/>
    </style:style>
    <style:style style:name="P10" style:family="paragraph" style:parent-style-name="Standard">
      <style:paragraph-properties fo:break-before="page"/>
      <style:text-properties officeooo:paragraph-rsid="0030aa20"/>
    </style:style>
    <style:style style:name="P11" style:family="paragraph">
      <style:paragraph-properties fo:text-align="center"/>
    </style:style>
    <style:style style:name="T1" style:family="text">
      <style:text-properties fo:font-size="120pt" fo:font-weight="bold" officeooo:rsid="0030803a" style:font-size-asian="120pt" style:font-weight-asian="bold" style:font-size-complex="120pt" style:font-weight-complex="bold"/>
    </style:style>
    <style:style style:name="T2" style:family="text">
      <style:text-properties officeooo:rsid="0030803a"/>
    </style:style>
    <style:style style:name="T3" style:family="text">
      <style:text-properties officeooo:rsid="0030aa20"/>
    </style:style>
    <style:style style:name="T4" style:family="text">
      <style:text-properties officeooo:rsid="003273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opacity="80%" draw:textarea-horizontal-align="justify" draw:textarea-vertical-align="middle" draw:auto-grow-height="false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opacity="80%" draw:textarea-vertical-align="middle" draw:auto-grow-height="false" fo:min-height="1.321cm" fo:min-width="0.8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1.254cm" svg:y="5.503cm" svg:width="12.704cm" svg:height="12.704cm" draw:z-index="10"><draw:image xlink:href="Pictures/1000020100000BB800000BB808DFA8E0.png" xlink:type="simple" xlink:show="embed" xlink:actuate="onLoad"/></draw:frame><draw:custom-shape text:anchor-type="paragraph" draw:z-index="0" draw:style-name="gr1" svg:width="11cm" svg:height="16.5cm" svg:x="16.91cm" svg:y="0.51cm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"> KIRK</text:span></text:p>
      <text:p text:style-name="P9"><draw:custom-shape text:anchor-type="paragraph" draw:z-index="1" draw:style-name="gr1" svg:width="11cm" svg:height="16.5cm" draw:transform="rotate (-3.14159265358979) translate (28.6967083333333cm 18.1998055555556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> KIRK</text:span></text:p>
      <text:p text:style-name="Standard"/>
      <text:p text:style-name="Standard"><draw:frame draw:style-name="fr1" draw:name="graphics2" text:anchor-type="paragraph" svg:x="1.042cm" svg:y="0.155cm" svg:width="12.704cm" svg:height="12.704cm" draw:z-index="11"><draw:image xlink:href="Pictures/1000020100000BB800000BB808DFA8E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10"><draw:custom-shape text:anchor-type="paragraph" draw:z-index="2" draw:style-name="gr1" svg:width="10cm" svg:height="13.001cm" draw:transform="rotate (1.5707963267949) translate (14.5026944444444cm 14.7813888888889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> KIRK</text:span></text:p>
      <text:p text:style-name="Standard"/>
      <text:p text:style-name="Standard"><draw:frame draw:style-name="fr1" draw:name="graphics3" text:anchor-type="paragraph" svg:x="0.513cm" svg:y="0.155cm" svg:width="12.704cm" svg:height="12.704cm" draw:z-index="12"><draw:image xlink:href="Pictures/1000020100000BB800000BB808DFA8E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custom-shape text:anchor-type="paragraph" draw:z-index="3" draw:style-name="gr1" svg:width="10cm" svg:height="13.001cm" draw:transform="rotate (-1.5707963267949) translate (13.208cm 5.07823611111111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text:span text:style-name="T1"> <text:s text:c="9"/>KIRK</text:span></text:p>
      <text:p text:style-name="Standard"><draw:frame draw:style-name="fr1" draw:name="graphics4" text:anchor-type="paragraph" svg:x="14.496cm" svg:y="0.228cm" svg:width="12.704cm" svg:height="12.704cm" draw:z-index="13"><draw:image xlink:href="Pictures/1000020100000BB800000BB808DFA8E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4"/></text:p>
      <text:p text:style-name="P7"><draw:frame draw:style-name="fr1" draw:name="graphics5" text:anchor-type="paragraph" svg:x="1.042cm" svg:y="5.456cm" svg:width="12.704cm" svg:height="12.704cm" draw:z-index="14"><draw:image xlink:href="Pictures/1000020100000BB800000BB808DFA8E0.png" xlink:type="simple" xlink:show="embed" xlink:actuate="onLoad"/></draw:frame><draw:custom-shape text:anchor-type="paragraph" draw:z-index="8" draw:style-name="gr2" draw:text-style-name="P11" svg:width="10cm" svg:height="14.001cm" draw:transform="rotate (-3.14159265358979) translate (26.6400138888889cm 14.94013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2"> KIRK</text:span></text:p>
      <text:p text:style-name="P6"><draw:frame draw:style-name="fr1" draw:name="graphics6" text:anchor-type="paragraph" svg:x="14.272cm" svg:y="6.091cm" svg:width="12.704cm" svg:height="12.704cm" draw:z-index="15"><draw:image xlink:href="Pictures/1000020100000BB800000BB808DFA8E0.png" xlink:type="simple" xlink:show="embed" xlink:actuate="onLoad"/></draw:frame><draw:custom-shape text:anchor-type="paragraph" draw:z-index="9" draw:style-name="gr2" draw:text-style-name="P11" svg:width="10cm" svg:height="14.001cm" draw:transform="rotate (-3.14159265358979) translate (10.5709861111111cm 14.9401388888889cm)"><text:p/><draw:enhanced-geometry svg:viewBox="0 0 841 854" draw:mirror-horizontal="true" draw:mirror-vertical="false" draw:type="non-primitive" draw:enhanced-path="M 517 247 L 517 415 264 415 264 0 0 0 0 680 517 680 517 854 841 547 517 247 Z N"/></draw:custom-shape><text:span text:style-name="T2"><text:tab/><text:tab/><text:tab/><text:tab/><text:tab/><text:tab/><text:tab/><text:tab/><text:tab/>KIRK</text:span></text:p>
      <text:p text:style-name="P1"/>
      <text:p text:style-name="P3"><draw:custom-shape text:anchor-type="paragraph" draw:z-index="4" draw:style-name="gr2" draw:text-style-name="P11" svg:width="14.001cm" svg:height="10cm" draw:transform="rotate (-1.5707963267949) translate (26.3101666666667cm 3.79059722222222cm)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2"><text:tab/>KIRK</text:span></text:p>
      <text:p text:style-name="Standard"><draw:frame draw:style-name="fr1" draw:name="graphics7" text:anchor-type="paragraph" svg:x="1.254cm" svg:y="0.473cm" svg:width="12.704cm" svg:height="12.704cm" draw:z-index="16"><draw:image xlink:href="Pictures/1000020100000BB800000BB808DFA8E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8"><draw:frame draw:style-name="fr1" draw:name="graphics8" text:anchor-type="paragraph" svg:x="1.042cm" svg:y="5.773cm" svg:width="12.704cm" svg:height="12.704cm" draw:z-index="17"><draw:image xlink:href="Pictures/1000020100000BB800000BB808DFA8E0.png" xlink:type="simple" xlink:show="embed" xlink:actuate="onLoad"/></draw:frame><draw:custom-shape text:anchor-type="paragraph" draw:z-index="7" draw:style-name="gr2" draw:text-style-name="P11" svg:width="14.001cm" svg:height="10cm" draw:transform="rotate (-1.5707963267949) translate (27.6401388888889cm 3.48720833333333cm)"><text:p/><draw:enhanced-geometry svg:viewBox="0 0 841 854" draw:mirror-horizontal="true" draw:mirror-vertical="false" draw:type="non-primitive" draw:enhanced-path="M 517 247 L 517 415 264 415 264 0 0 0 0 680 517 680 517 854 841 547 517 247 Z N"/></draw:custom-shape><text:span text:style-name="T2"> KIRK</text:span></text:p>
      <text:p text:style-name="P7"><draw:frame draw:style-name="fr1" draw:name="graphics10" text:anchor-type="paragraph" svg:x="1.042cm" svg:y="6.091cm" svg:width="12.704cm" svg:height="12.704cm" draw:z-index="19"><draw:image xlink:href="Pictures/1000020100000BB800000BB808DFA8E0.png" xlink:type="simple" xlink:show="embed" xlink:actuate="onLoad"/></draw:frame><draw:custom-shape text:anchor-type="paragraph" draw:z-index="5" draw:style-name="gr2" draw:text-style-name="P11" svg:width="14.001cm" svg:height="10cm" draw:transform="rotate (1.5707963267949) translate (16.5294027777778cm 15.2294166666667cm)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2"> KIRK</text:span></text:p>
      <text:p text:style-name="P6"><draw:frame draw:style-name="fr1" draw:name="graphics9" text:anchor-type="paragraph" svg:x="14.589cm" svg:y="6.091cm" svg:width="12.704cm" svg:height="12.704cm" draw:z-index="18"><draw:image xlink:href="Pictures/1000020100000BB800000BB808DFA8E0.png" xlink:type="simple" xlink:show="embed" xlink:actuate="onLoad"/></draw:frame><draw:custom-shape text:anchor-type="paragraph" draw:z-index="6" draw:style-name="gr2" draw:text-style-name="P11" svg:width="14.001cm" svg:height="10cm" draw:transform="rotate (-1.5707963267949) translate (9.84073611111111cm 0.901347222222222cm)"><text:p/><draw:enhanced-geometry svg:viewBox="0 0 841 854" draw:mirror-horizontal="false" draw:mirror-vertical="true" draw:type="non-primitive" draw:enhanced-path="M 517 247 L 517 415 264 415 264 0 0 0 0 680 517 680 517 854 841 547 517 247 Z N"/></draw:custom-shape><text:span text:style-name="T2"><text:tab/><text:tab/><text:tab/><text:tab/><text:tab/><text:tab/><text:tab/><text:tab/><text:tab/><text:tab/>KI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 </meta:initial-creator>
    <meta:creation-date>2012-10-04T16:47:19</meta:creation-date>
    <dc:date>2012-10-06T12:43:20</dc:date>
    <dc:creator>SR </dc:creator>
    <meta:editing-duration>PT46M51S</meta:editing-duration>
    <meta:editing-cycles>13</meta:editing-cycles>
    <meta:generator>LibreOffice/3.6$Linux_x86 LibreOffice_project/932b512-69e3009-7a10e5c-fc86223-a55908</meta:generator>
    <meta:document-statistic meta:table-count="0" meta:image-count="10" meta:object-count="0" meta:page-count="10" meta:paragraph-count="10" meta:word-count="10" meta:character-count="76" meta:non-whitespace-character-count="40"/>
  </office:meta>
</office:document-meta>
</file>